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 — Resumen ejecutivo (qué tienes ahora)</text:h>
      <text:list text:style-name="L1">
        <text:list-item>
          <text:p text:style-name="P1">Motor propio en C++ (multiplataforma: Windows + Linux).</text:p>
        </text:list-item>
        <text:list-item>
          <text:p text:style-name="P1">Render/input: <text:span text:style-name="Strong_20_Emphasis">SFML + GLFW</text:span> (decidido).</text:p>
        </text:list-item>
        <text:list-item>
          <text:p text:style-name="P1">ECS orientado a jobs + particionado por <text:span text:style-name="Strong_20_Emphasis">chunks</text:span> (512×512 tiles).</text:p>
        </text:list-item>
        <text:list-item>
          <text:p text:style-name="P1">Mundo continuo (posiciones flotantes), tile = <text:span text:style-name="Strong_20_Emphasis">1 metro</text:span>.</text:p>
        </text:list-item>
        <text:list-item>
          <text:p text:style-name="P1">Simulación híbrida L0/L1/L2 por chunk (LOD).</text:p>
        </text:list-item>
        <text:list-item>
          <text:p text:style-name="P1">Simulación en <text:span text:style-name="Strong_20_Emphasis">tiempo real con pause / speeds x1/x3/x5</text:span>.</text:p>
        </text:list-item>
        <text:list-item>
          <text:p text:style-name="P1">NPCs con Behavior Tree + Planner (GOAP-like) + módulo social (memories/opinions).</text:p>
        </text:list-item>
        <text:list-item>
          <text:p text:style-name="P1">Economía emergente (mercados locales sincronizados por caravanas).</text:p>
        </text:list-item>
        <text:list-item>
          <text:p text:style-name="P1">Árbol tecnológico estilo grafo (1k–3k nodos) guardado como grafo direccional; techs aplican <text:span text:style-name="Strong_20_Emphasis">modifiers</text:span> y hooks Lua en edge-cases.</text:p>
        </text:list-item>
        <text:list-item>
          <text:p text:style-name="P1">Guardado por defecto <text:span text:style-name="Strong_20_Emphasis">binario</text:span> + opción exportar/importar JSON; autosave cada <text:span text:style-name="Strong_20_Emphasis">10 min</text:span> + on-chunk-unload.</text:p>
        </text:list-item>
        <text:list-item>
          <text:p text:style-name="P1">Scripting/modding con <text:span text:style-name="Strong_20_Emphasis">Lua 5.4</text:span> (sandboxado); mods: data-driven + hooks limitados.</text:p>
        </text:list-item>
        <text:list-item>
          <text:p text:style-name="P1">Pathfinding: A* local + flow fields + navmesh en edificios; steering behaviors sobre paths.</text:p>
        </text:list-item>
        <text:list-item>
          <text:p text:style-name="P1">Meta: vertical slice (MVP-0) confirmado: 1 chunk, 1 asentamiento ~30 NPCs, 2–3 recursos, 10 techs, UI minimal + pause/speeds.</text:p>
        </text:list-item>
      </text:list>
      <text:p text:style-name="Horizontal_20_Line"/>
      <text:h text:style-name="Heading_20_1" text:outline-level="1">2 — Arquitectura de alto nivel</text:h>
      <text:h text:style-name="Heading_20_2" text:outline-level="2">2.1 Capas del motor</text:h>
      <text:list text:style-name="L2">
        <text:list-item>
          <text:p text:style-name="P2"><text:span text:style-name="Strong_20_Emphasis">Platform Layer:</text:span> abstrae ventana, input, filesystem (SFML/GLFW wrappers).</text:p>
        </text:list-item>
        <text:list-item>
          <text:p text:style-name="P2"><text:span text:style-name="Strong_20_Emphasis">Render Layer:</text:span> renderer 2D basado en SFML + shaders opcionales, batching, atlas.</text:p>
        </text:list-item>
        <text:list-item>
          <text:p text:style-name="P2"><text:span text:style-name="Strong_20_Emphasis">Core Engine:</text:span> ECS, Job System, Chunk Manager, Simulation Loop, Serialization.</text:p>
        </text:list-item>
        <text:list-item>
          <text:p text:style-name="P2"><text:span text:style-name="Strong_20_Emphasis">Game Systems:</text:span> AI, Economy, Pathfinding, Physics (simple), Audio, UI, Scripting.</text:p>
        </text:list-item>
        <text:list-item>
          <text:p text:style-name="P2"><text:span text:style-name="Strong_20_Emphasis">Tools/Editor:</text:span> level/tools, exporters, mod packaging.</text:p>
        </text:list-item>
        <text:list-item>
          <text:p text:style-name="P2"><text:span text:style-name="Strong_20_Emphasis">Runtime Mods:</text:span> Lua sandbox + data tables.</text:p>
        </text:list-item>
      </text:list>
      <text:h text:style-name="Heading_20_2" text:outline-level="2">2.2 Diagram (texto)</text:h>
      <text:p text:style-name="P3"><text:span text:style-name="Source_20_Text">[Platform (SFML/GLFW)] -&gt; [Render] -&gt; [Core Engine (ECS, JobSystem)]</text:span></text:p>
      <text:p text:style-name="P4"><text:span text:style-name="Source_20_Text"><text:s text:c="40"/>|</text:span></text:p>
      <text:p text:style-name="P4"><text:span text:style-name="Source_20_Text"><text:s text:c="27"/>--------------------------------</text:span></text:p>
      <text:p text:style-name="P4"><text:span text:style-name="Source_20_Text"><text:s text:c="27"/>| <text:s text:c="8"/>| <text:s text:c="7"/>| <text:s text:c="9"/>|</text:span></text:p>
      <text:p text:style-name="P4"><text:span text:style-name="Source_20_Text"><text:s text:c="25"/>AI sys <text:s text:c="2"/>Econ <text:s text:c="4"/>Pathfind <text:s text:c="2"/>ChunkMgr</text:span></text:p>
      <text:p text:style-name="P4"><text:soft-page-break/><text:span text:style-name="Source_20_Text"><text:s text:c="27"/>|</text:span></text:p>
      <text:p text:style-name="P5"><text:span text:style-name="Source_20_Text"><text:s text:c="24"/>Lua Sandbox (mods/hooks)</text:span></text:p>
      <text:p text:style-name="Horizontal_20_Line"/>
      <text:h text:style-name="Heading_20_1" text:outline-level="1">3 — ECS y Job System (diseño esencial)</text:h>
      <text:h text:style-name="Heading_20_2" text:outline-level="2">3.1 Principios</text:h>
      <text:list text:style-name="L3">
        <text:list-item>
          <text:p text:style-name="P6"><text:span text:style-name="Strong_20_Emphasis">Component stores</text:span> (SoA) por tipo para caché-friendly.</text:p>
        </text:list-item>
        <text:list-item>
          <text:p text:style-name="P6"><text:span text:style-name="Strong_20_Emphasis">Entities</text:span> son IDs (uint32).</text:p>
        </text:list-item>
        <text:list-item>
          <text:p text:style-name="P6"><text:span text:style-name="Strong_20_Emphasis">Systems</text:span> consumen component spans y se ejecutan como jobs.</text:p>
        </text:list-item>
        <text:list-item>
          <text:p text:style-name="P6"><text:span text:style-name="Strong_20_Emphasis">Particionado por chunk:</text:span> cada chunk tiene su conjunto de entities y su job queue; worker threads consumen jobs por chunk. Barrier-sync en chunk borders cuando sea necesario (p. ej. traders que cruzan chunks).</text:p>
        </text:list-item>
      </text:list>
      <text:h text:style-name="Heading_20_2" text:outline-level="2">3.2 Componentes clave (ejemplos)</text:h>
      <text:list text:style-name="L4">
        <text:list-item>
          <text:p text:style-name="P7"><text:span text:style-name="Source_20_Text">TransformComponent { Vec2 pos; float rotation; }</text:span></text:p>
        </text:list-item>
        <text:list-item>
          <text:p text:style-name="P7"><text:span text:style-name="Source_20_Text">KinematicsComponent { Vec2 velocity; float maxSpeed; }</text:span></text:p>
        </text:list-item>
        <text:list-item>
          <text:p text:style-name="P7"><text:span text:style-name="Source_20_Text">NPCComponent { NPCId id; }</text:span></text:p>
        </text:list-item>
        <text:list-item>
          <text:p text:style-name="P7"><text:span text:style-name="Source_20_Text">InventoryComponent { vector&lt;ItemStack&gt; items; }</text:span></text:p>
        </text:list-item>
        <text:list-item>
          <text:p text:style-name="P7"><text:span text:style-name="Source_20_Text">KnowledgeComponent { bitset/IDs of techs known; }</text:span></text:p>
        </text:list-item>
        <text:list-item>
          <text:p text:style-name="P7"><text:span text:style-name="Source_20_Text">AIStateComponent { BT_Handle root; }</text:span></text:p>
        </text:list-item>
        <text:list-item>
          <text:p text:style-name="P7"><text:span text:style-name="Source_20_Text">ChunkOwnerComponent { ChunkId chunk; }</text:span></text:p>
        </text:list-item>
      </text:list>
      <text:h text:style-name="Heading_20_2" text:outline-level="2">3.3 Job system</text:h>
      <text:list text:style-name="L5">
        <text:list-item>
          <text:p text:style-name="P8">Worker threads pool.</text:p>
        </text:list-item>
        <text:list-item>
          <text:p text:style-name="P8">Jobs: <text:span text:style-name="Source_20_Text">UpdatePhysicsChunk(chunk)</text:span>, <text:span text:style-name="Source_20_Text">SimulateNPCsChunk(chunk, dt)</text:span>, <text:span text:style-name="Source_20_Text">EconomyStepChunk(chunk)</text:span>, <text:span text:style-name="Source_20_Text">PathfindingBatch(chunk)</text:span>.</text:p>
        </text:list-item>
        <text:list-item>
          <text:p text:style-name="P8">Synchronization: per-chunk mutex + epoch barriers for cross-chunk interactions.</text:p>
        </text:list-item>
      </text:list>
      <text:p text:style-name="Horizontal_20_Line"/>
      <text:h text:style-name="Heading_20_1" text:outline-level="1">4 — Loop principal de la simulación (pseudocódigo C++)</text:h>
      <text:p text:style-name="P3"><text:span text:style-name="Source_20_Text">const float SIM_TICK = 1.0f / 20.0f; // 20 ticks/s</text:span></text:p>
      <text:p text:style-name="P4"><text:span text:style-name="Source_20_Text">float accumulator = 0;</text:span></text:p>
      <text:p text:style-name="P4"><text:span text:style-name="Source_20_Text">double prevTime = platform.Now();</text:span></text:p>
      <text:p text:style-name="P4"/>
      <text:p text:style-name="P4"><text:soft-page-break/><text:span text:style-name="Source_20_Text">while(running) {</text:span></text:p>
      <text:p text:style-name="P4"><text:span text:style-name="Source_20_Text"><text:s text:c="2"/>double now = platform.Now();</text:span></text:p>
      <text:p text:style-name="P4"><text:span text:style-name="Source_20_Text"><text:s text:c="2"/>accumulator += now - prevTime;</text:span></text:p>
      <text:p text:style-name="P4"><text:span text:style-name="Source_20_Text"><text:s text:c="2"/>prevTime = now;</text:span></text:p>
      <text:p text:style-name="P4"/>
      <text:p text:style-name="P4"><text:span text:style-name="Source_20_Text"><text:s text:c="2"/>platform.PollEvents();</text:span></text:p>
      <text:p text:style-name="P4"/>
      <text:p text:style-name="P4"><text:span text:style-name="Source_20_Text"><text:s text:c="2"/>// UI/render runs unlocked (variable framerate)</text:span></text:p>
      <text:p text:style-name="P4"><text:span text:style-name="Source_20_Text"><text:s text:c="2"/>RenderFrame();</text:span></text:p>
      <text:p text:style-name="P4"/>
      <text:p text:style-name="P4"><text:span text:style-name="Source_20_Text"><text:s text:c="2"/>// Process simulation ticks at fixed rate</text:span></text:p>
      <text:p text:style-name="P4"><text:span text:style-name="Source_20_Text"><text:s text:c="2"/>while(accumulator &gt;= SIM_TICK) {</text:span></text:p>
      <text:p text:style-name="P4"><text:span text:style-name="Source_20_Text"><text:s text:c="4"/>// schedule chunk jobs</text:span></text:p>
      <text:p text:style-name="P4"><text:span text:style-name="Source_20_Text"><text:s text:c="4"/>for(chunk : ChunkManager.visibleAndActiveChunks()) {</text:span></text:p>
      <text:p text:style-name="P4"><text:span text:style-name="Source_20_Text"><text:s text:c="6"/>JobSystem.enqueue([=]{ ChunkManager.simulateChunk(chunk, SIM_TICK); });</text:span></text:p>
      <text:p text:style-name="P4"><text:span text:style-name="Source_20_Text"><text:s text:c="4"/>}</text:span></text:p>
      <text:p text:style-name="P4"><text:span text:style-name="Source_20_Text"><text:s text:c="4"/>// wait for jobs of this tick to complete (barrier)</text:span></text:p>
      <text:p text:style-name="P4"><text:span text:style-name="Source_20_Text"><text:s text:c="4"/>JobSystem.barrier();</text:span></text:p>
      <text:p text:style-name="P4"/>
      <text:p text:style-name="P4"><text:span text:style-name="Source_20_Text"><text:s text:c="4"/>// Global systems (trade routes, world events) run single-threaded or as jobs</text:span></text:p>
      <text:p text:style-name="P4"><text:span text:style-name="Source_20_Text"><text:s text:c="4"/>Economy.globalSyncStep(SIM_TICK);</text:span></text:p>
      <text:p text:style-name="P4"><text:span text:style-name="Source_20_Text"><text:s text:c="4"/>WorldEvents.step(SIM_TICK);</text:span></text:p>
      <text:p text:style-name="P4"/>
      <text:p text:style-name="P4"><text:span text:style-name="Source_20_Text"><text:s text:c="4"/>accumulator -= SIM_TICK;</text:span></text:p>
      <text:p text:style-name="P4"><text:span text:style-name="Source_20_Text"><text:s text:c="2"/>}</text:span></text:p>
      <text:p text:style-name="P4"/>
      <text:p text:style-name="P4"><text:span text:style-name="Source_20_Text"><text:s text:c="2"/>// handle input, UI, debug</text:span></text:p>
      <text:p text:style-name="P4"><text:span text:style-name="Source_20_Text"><text:s text:c="2"/>UI.update();</text:span></text:p>
      <text:p text:style-name="P5"><text:span text:style-name="Source_20_Text">}</text:span></text:p>
      <text:p text:style-name="Horizontal_20_Line"/>
      <text:h text:style-name="Heading_20_1" text:outline-level="1">5 — Chunks, LOD y streaming</text:h>
      <text:h text:style-name="Heading_20_2" text:outline-level="2">5.1 Chunk</text:h>
      <text:list text:style-name="L6">
        <text:list-item>
          <text:p text:style-name="P9"><text:span text:style-name="Strong_20_Emphasis">Tamaño:</text:span> 512×512 tiles.</text:p>
        </text:list-item>
        <text:list-item>
          <text:p text:style-name="P9"><text:span text:style-name="Strong_20_Emphasis">Cada chunk</text:span> contiene:</text:p>
          <text:list>
            <text:list-item>
              <text:p text:style-name="P9">Tile data (height, biome, resources)</text:p>
            </text:list-item>
            <text:list-item>
              <text:p text:style-name="P9">Entity lists (entities resident in chunk)</text:p>
            </text:list-item>
            <text:list-item>
              <text:p text:style-name="P9">Aggregated state (population, resourceTotals)</text:p>
            </text:list-item>
            <text:list-item>
              <text:p text:style-name="P9">Serialized snapshot on disk cuando se descarga.</text:p>
            </text:list-item>
          </text:list>
        </text:list-item>
      </text:list>
      <text:h text:style-name="Heading_20_2" text:outline-level="2">5.2 LOD</text:h>
      <text:list text:style-name="L7">
        <text:list-item>
          <text:p text:style-name="P10">L0 (player focus chunk + vecinos inmediatos): full sim: NPC AI full, pathfinding, interactions.</text:p>
        </text:list-item>
        <text:list-item>
          <text:p text:style-name="P10">L1: cohorts + simplified agent sim (estadísticas agregadas, no pathfinding completo).</text:p>
        </text:list-item>
        <text:list-item>
          <text:p text:style-name="P10">L2: macro stats only (population count, resource deltas).</text:p>
        </text:list-item>
      </text:list>
      <text:h text:style-name="Heading_20_2" text:outline-level="2"><text:soft-page-break/>5.3 Streaming</text:h>
      <text:list text:style-name="L8">
        <text:list-item>
          <text:p text:style-name="P11">Preload radius configurable (ej. 2 chunks alrededor del foco).</text:p>
        </text:list-item>
        <text:list-item>
          <text:p text:style-name="P11">On camera move, prefetch chunk serializations async to avoid stutter.</text:p>
        </text:list-item>
        <text:list-item>
          <text:p text:style-name="P11">Chunks fuera del radius =&gt; serialize and free memory.</text:p>
        </text:list-item>
      </text:list>
      <text:p text:style-name="Horizontal_20_Line"/>
      <text:h text:style-name="Heading_20_1" text:outline-level="1">6 — World representation y tiles</text:h>
      <text:list text:style-name="L9">
        <text:list-item>
          <text:p text:style-name="P12"><text:span text:style-name="Strong_20_Emphasis">Tile = 1 m</text:span> (posiciones flotantes internas se traducen a tile indices).</text:p>
        </text:list-item>
        <text:list-item>
          <text:p text:style-name="P12">Tiles store: <text:span text:style-name="Source_20_Text">terrain_type, elevation, fertility, resourceNodeId(optional), passable(bool)</text:span>.</text:p>
        </text:list-item>
        <text:list-item>
          <text:p text:style-name="P12">World generator: noise-based (Perlin/Simplex) for elevation + rainfall model for biomes + resource placement rules. Configurable parameters al crear mundo (map size, seed, bioma frequency).</text:p>
        </text:list-item>
      </text:list>
      <text:p text:style-name="Horizontal_20_Line"/>
      <text:h text:style-name="Heading_20_1" text:outline-level="1">7 — NPC design y sistema social</text:h>
      <text:h text:style-name="Heading_20_2" text:outline-level="2">7.1 Esquema mínimo (estructura)</text:h>
      <text:p text:style-name="P3"><text:span text:style-name="Source_20_Text">struct NPC {</text:span></text:p>
      <text:p text:style-name="P4"><text:span text:style-name="Source_20_Text"><text:s text:c="2"/>uint64_t id;</text:span></text:p>
      <text:p text:style-name="P4"><text:span text:style-name="Source_20_Text"><text:s text:c="2"/>Vec2 position;</text:span></text:p>
      <text:p text:style-name="P4"><text:span text:style-name="Source_20_Text"><text:s text:c="2"/>int age;</text:span></text:p>
      <text:p text:style-name="P4"><text:span text:style-name="Source_20_Text"><text:s text:c="2"/>Sex sex;</text:span></text:p>
      <text:p text:style-name="P4"><text:span text:style-name="Source_20_Text"><text:s text:c="2"/>vector&lt;TraitId&gt; traits;</text:span></text:p>
      <text:p text:style-name="P4"><text:span text:style-name="Source_20_Text"><text:s text:c="2"/>Skills skills; // map or struct with craft, combat, teach, etc.</text:span></text:p>
      <text:p text:style-name="P4"><text:span text:style-name="Source_20_Text"><text:s text:c="2"/>Needs needs; // hunger, rest, esteem...</text:span></text:p>
      <text:p text:style-name="P4"><text:span text:style-name="Source_20_Text"><text:s text:c="2"/>ring_buffer&lt;MemoryEvent&gt; memories; // max 100</text:span></text:p>
      <text:p text:style-name="P4"><text:span text:style-name="Source_20_Text"><text:s text:c="2"/>unordered_map&lt;EntityId, float&gt; opinions; // score -1..1</text:span></text:p>
      <text:p text:style-name="P4"><text:span text:style-name="Source_20_Text"><text:s text:c="2"/>bitset&lt;KnownTechId&gt; knowledgeTags; // or sparse set</text:span></text:p>
      <text:p text:style-name="P4"><text:span text:style-name="Source_20_Text"><text:s text:c="2"/>Task currentTask;</text:span></text:p>
      <text:p text:style-name="P4"><text:span text:style-name="Source_20_Text"><text:s text:c="2"/>Inventory inventory;</text:span></text:p>
      <text:p text:style-name="P5"><text:span text:style-name="Source_20_Text">};</text:span></text:p>
      <text:h text:style-name="Heading_20_2" text:outline-level="2">7.2 Memorias y opiniones</text:h>
      <text:list text:style-name="L10">
        <text:list-item>
          <text:p text:style-name="P13"><text:span text:style-name="Source_20_Text">MemoryEvent { timestamp, actorId, type, valence, intensity }</text:span>.</text:p>
        </text:list-item>
        <text:list-item>
          <text:p text:style-name="P13">Buffer limitado (100 events), con agregación: eventos antiguos se comprimen en estadísticas (p. ej. "ha recibido ayuda 20 veces"). Esto limita memoria y mantiene tendencias a largo plazo.</text:p>
        </text:list-item>
      </text:list>
      <text:h text:style-name="Heading_20_2" text:outline-level="2">7.3 Knowledge &amp; learning</text:h>
      <text:list text:style-name="L11">
        <text:list-item>
          <text:p text:style-name="P14"><text:span text:style-name="Source_20_Text">Knowledge</text:span> existe como entidad (libro, lectureEvent) + tags en NPC.</text:p>
        </text:list-item>
        <text:list-item>
          <text:p text:style-name="P14"><text:soft-page-break/>Transmisión: interacción directa (conversación), lectura (libro item), o instituciones (escuelas con teacher NPCs). La transferencia es procesual (no instantánea): p.ej. teacher -&gt; class -&gt; after X minutes a % of attendance get tag.</text:p>
        </text:list-item>
      </text:list>
      <text:p text:style-name="Horizontal_20_Line"/>
      <text:h text:style-name="Heading_20_1" text:outline-level="1">8 — IA: Behavior Trees + Planner</text:h>
      <text:list text:style-name="L12">
        <text:list-item>
          <text:p text:style-name="P15"><text:span text:style-name="Strong_20_Emphasis">Low-level:</text:span> Behavior Tree (BT) para tareas inmediatas.</text:p>
        </text:list-item>
        <text:list-item>
          <text:p text:style-name="P15"><text:span text:style-name="Strong_20_Emphasis">Mid/high-level:</text:span> GOAP-like planner o utility-based planner para escoger objetivos (e.g., "ensure food supply", "research tech X", "repair building").</text:p>
        </text:list-item>
        <text:list-item>
          <text:p text:style-name="P15"><text:span text:style-name="Strong_20_Emphasis">Social module:</text:span> opinions/memories influyen en utility scores (p. ej. evita ayudar a enemigos, prefiere trabajar para lideres con alta reputación).</text:p>
        </text:list-item>
        <text:list-item>
          <text:p text:style-name="P15">Prioridad de implementación para alpha: BT + simplified planner (objetivos predefinidos).</text:p>
        </text:list-item>
      </text:list>
      <text:p text:style-name="Horizontal_20_Line"/>
      <text:h text:style-name="Heading_20_1" text:outline-level="1">9 — Economía y mercados</text:h>
      <text:list text:style-name="L13">
        <text:list-item>
          <text:p text:style-name="P16"><text:span text:style-name="Strong_20_Emphasis">Mercado local:</text:span> cada asentamiento tiene <text:span text:style-name="Source_20_Text">PriceTable&lt;ResourceId, float&gt;</text:span>. Precios varían por oferta/demanda local.</text:p>
        </text:list-item>
        <text:list-item>
          <text:p text:style-name="P16"><text:span text:style-name="Strong_20_Emphasis">Comercio inter-chunk:</text:span> caravans/traders sincronizan precios entre mercados cuando llegan.</text:p>
        </text:list-item>
        <text:list-item>
          <text:p text:style-name="P16"><text:span text:style-name="Strong_20_Emphasis">Producción:</text:span> recipes definidas en data tables (<text:span text:style-name="Source_20_Text">input -&gt; output</text:span>, time, labor). Recipes son moddables (Lua can query/modify tables).</text:p>
        </text:list-item>
        <text:list-item>
          <text:p text:style-name="P16"><text:span text:style-name="Strong_20_Emphasis">Moneda:</text:span> opcional (start simple: barter / resource exchange), luego moneda agregable.</text:p>
        </text:list-item>
      </text:list>
      <text:p text:style-name="Horizontal_20_Line"/>
      <text:h text:style-name="Heading_20_1" text:outline-level="1">10 — Árbol tecnológico (grafo direccional)</text:h>
      <text:h text:style-name="Heading_20_2" text:outline-level="2">10.1 Representación</text:h>
      <text:list text:style-name="L14">
        <text:list-item>
          <text:p text:style-name="P17">Node: <text:span text:style-name="Source_20_Text">Tech { id, name, description, prereqs[], costTime, researchItems[], modifiers[], onUnlockLuaHook? }</text:span></text:p>
        </text:list-item>
        <text:list-item>
          <text:p text:style-name="P17">Al desbloquear: aplicar <text:span text:style-name="Source_20_Text">modifiers</text:span> (p. ej. <text:span text:style-name="Source_20_Text">modifier{target: "production.crustyBread", factor:1.2}</text:span>) mediante engine (no script) y ejecutar hook Lua sólo para cambios complejos (sandboxed).</text:p>
        </text:list-item>
      </text:list>
      <text:h text:style-name="Heading_20_2" text:outline-level="2">10.2 Investigación</text:h>
      <text:list text:style-name="L15">
        <text:list-item>
          <text:p text:style-name="P18">La investigación es local por grupo/NPC. Múltiples descubrimientos independientes posibles (no suman globalmente).</text:p>
        </text:list-item>
        <text:list-item>
          <text:p text:style-name="P18"><text:soft-page-break/>Progreso local: <text:span text:style-name="Source_20_Text">progress += researchRate * time</text:span>. Cuando un NPC con conocimiento visita otra comunidad puede transmitir (probabilistic learning event).</text:p>
        </text:list-item>
      </text:list>
      <text:p text:style-name="Horizontal_20_Line"/>
      <text:h text:style-name="Heading_20_1" text:outline-level="1">11 — Scripting / Modding (Lua 5.4)</text:h>
      <text:h text:style-name="Heading_20_2" text:outline-level="2">11.1 Integración</text:h>
      <text:list text:style-name="L16">
        <text:list-item>
          <text:p text:style-name="P19"><text:span text:style-name="Strong_20_Emphasis">Lua 5.4</text:span> embebido; binding mínimo (safe subset).</text:p>
        </text:list-item>
        <text:list-item>
          <text:p text:style-name="P19">Exponer <text:span text:style-name="Source_20_Text">GameAPI</text:span> safe: lectura de data tables (recipes, techs), hooks de eventos (<text:span text:style-name="Source_20_Text">OnTechUnlocked</text:span>, <text:span text:style-name="Source_20_Text">OnTraderArrive</text:span>), y creación de <text:span text:style-name="Emphasis">data</text:span> (new recipes, modifiers).</text:p>
        </text:list-item>
        <text:list-item>
          <text:p text:style-name="P19"><text:span text:style-name="Strong_20_Emphasis">Prohibido</text:span> acceso directo a filesystem, threads, system time o llamadas nativas; todo a través de wrappers controlados.</text:p>
        </text:list-item>
        <text:list-item>
          <text:p text:style-name="P19">Mods empaquetados en zip con <text:span text:style-name="Source_20_Text">manifest.json</text:span> y <text:span text:style-name="Source_20_Text">main.lua</text:span> opcional. El motor valida manifest y firma (modo dev puede omitir firma).</text:p>
        </text:list-item>
      </text:list>
      <text:h text:style-name="Heading_20_2" text:outline-level="2">11.2 Mod capabilities</text:h>
      <text:list text:style-name="L17">
        <text:list-item>
          <text:p text:style-name="P20">Nivel A (permitido por defecto): modificar data (recipes, tech defs, assets metadata).</text:p>
        </text:list-item>
        <text:list-item>
          <text:p text:style-name="P20">Nivel B (sandboxed): hooks limitados que pueden crear entities con restrictions (cantidad, rate limits). Requiere permiso explícito en opciones de juego.</text:p>
        </text:list-item>
      </text:list>
      <text:p text:style-name="Horizontal_20_Line"/>
      <text:h text:style-name="Heading_20_1" text:outline-level="1">12 — Serialización y saves</text:h>
      <text:h text:style-name="Heading_20_2" text:outline-level="2">12.1 Formato</text:h>
      <text:list text:style-name="L18">
        <text:list-item>
          <text:p text:style-name="P21"><text:span text:style-name="Strong_20_Emphasis">Por defecto binario</text:span> (compacto + version header).</text:p>
        </text:list-item>
        <text:list-item>
          <text:p text:style-name="P21">Option <text:span text:style-name="Source_20_Text">Export -&gt; JSON</text:span> para debugging/export.</text:p>
        </text:list-item>
        <text:list-item>
          <text:p text:style-name="P21">Save file layout:</text:p>
          <text:list>
            <text:list-item>
              <text:p text:style-name="P21">Header { version, worldSeed, timestamp, worldParams }</text:p>
            </text:list-item>
            <text:list-item>
              <text:p text:style-name="P21">Chunk index (list of chunk offsets)</text:p>
            </text:list-item>
            <text:list-item>
              <text:p text:style-name="P21">Chunk data blobs (binary)</text:p>
            </text:list-item>
            <text:list-item>
              <text:p text:style-name="P21">Global state blobs (techGraph progress, player data)</text:p>
            </text:list-item>
          </text:list>
        </text:list-item>
      </text:list>
      <text:h text:style-name="Heading_20_2" text:outline-level="2"><text:soft-page-break/>12.2 Migración</text:h>
      <text:list text:style-name="L19">
        <text:list-item>
          <text:p text:style-name="P22">Engine includes <text:span text:style-name="Source_20_Text">SaveVersion -&gt; Migrator</text:span> chain (scripts/C++ code) to upgrade older saves. Mantener compatibilidad forward/backward parcial; document breaking changes.</text:p>
        </text:list-item>
      </text:list>
      <text:h text:style-name="Heading_20_2" text:outline-level="2">12.3 Autosave</text:h>
      <text:list text:style-name="L20">
        <text:list-item>
          <text:p text:style-name="P23">Autosave cada <text:span text:style-name="Strong_20_Emphasis">10 min</text:span> + on-chunk-unload.</text:p>
        </text:list-item>
      </text:list>
      <text:p text:style-name="Horizontal_20_Line"/>
      <text:h text:style-name="Heading_20_1" text:outline-level="1">13 — Pathfinding y movimiento</text:h>
      <text:h text:style-name="Heading_20_2" text:outline-level="2">13.1 Sistema</text:h>
      <text:list text:style-name="L21">
        <text:list-item>
          <text:p text:style-name="P24"><text:span text:style-name="Strong_20_Emphasis">NavGraph</text:span>: grid-based for open world + navmesh in buildings.</text:p>
        </text:list-item>
        <text:list-item>
          <text:p text:style-name="P24"><text:span text:style-name="Strong_20_Emphasis">A</text:span>* for individual path; <text:span text:style-name="Strong_20_Emphasis">flow fields</text:span> for group movement efficiency.</text:p>
        </text:list-item>
        <text:list-item>
          <text:p text:style-name="P24"><text:span text:style-name="Strong_20_Emphasis">Steering</text:span>: separation/align/cohesion on top of path following.</text:p>
        </text:list-item>
        <text:list-item>
          <text:p text:style-name="P24"><text:span text:style-name="Strong_20_Emphasis">Offscreen</text:span>: simplified movement (L1) using aggregated flows.</text:p>
        </text:list-item>
      </text:list>
      <text:h text:style-name="Heading_20_2" text:outline-level="2">13.2 Performance</text:h>
      <text:list text:style-name="L22">
        <text:list-item>
          <text:p text:style-name="P25">Pathfinding batched in jobs; cache paths per origin-destination; invalidate on major map edits.</text:p>
        </text:list-item>
      </text:list>
      <text:p text:style-name="Horizontal_20_Line"/>
      <text:h text:style-name="Heading_20_1" text:outline-level="1">14 — UI / Input / Controls</text:h>
      <text:list text:style-name="L23">
        <text:list-item>
          <text:p text:style-name="P26">Mouse + keyboard primary; full gamepad/Steam Deck support planned.</text:p>
        </text:list-item>
        <text:list-item>
          <text:p text:style-name="P26">UI system data-driven: layouts in JSON (for future localization/scaling).</text:p>
        </text:list-item>
        <text:list-item>
          <text:p text:style-name="P26">Core controls: selection (click, drag), group hotkeys, command panel, decree panel (macro orders).</text:p>
        </text:list-item>
        <text:list-item>
          <text:p text:style-name="P26">Pause + speed controls exposed in top bar.</text:p>
        </text:list-item>
      </text:list>
      <text:p text:style-name="Horizontal_20_Line"/>
      <text:h text:style-name="Heading_20_1" text:outline-level="1">15 — Testing, profiling y QA</text:h>
      <text:h text:style-name="Heading_20_2" text:outline-level="2">15.1 Tests automatizados</text:h>
      <text:list text:style-name="L24">
        <text:list-item>
          <text:p text:style-name="P27">Unit tests (C++): component stores, serialization, chunk load/save, pathfinding core, basic AI modules.</text:p>
        </text:list-item>
        <text:list-item>
          <text:p text:style-name="P27"><text:soft-page-break/>Integration tests: simulate N ticks in chunk and assert invariants (no memory leaks, no negative resource counts).</text:p>
        </text:list-item>
        <text:list-item>
          <text:p text:style-name="P27">Regression tests: save-&gt;load-&gt;simulate -&gt; compare expected invariants.</text:p>
        </text:list-item>
      </text:list>
      <text:h text:style-name="Heading_20_2" text:outline-level="2">15.2 Profiling</text:h>
      <text:list text:style-name="L25">
        <text:list-item>
          <text:p text:style-name="P28">In-engine telemetry: ticks per chunk, job durations, worst-case pathfinding times, GC/Lua times.</text:p>
        </text:list-item>
        <text:list-item>
          <text:p text:style-name="P28">Snapshot system: ability to dump minimal serialized world at a tick for offline reproduction/debug.</text:p>
        </text:list-item>
      </text:list>
      <text:p text:style-name="Horizontal_20_Line"/>
      <text:h text:style-name="Heading_20_1" text:outline-level="1">16 — Seguridad y privacidad</text:h>
      <text:list text:style-name="L26">
        <text:list-item>
          <text:p text:style-name="P29">No telemetry now; later opt-in in Early Access configurable.</text:p>
        </text:list-item>
        <text:list-item>
          <text:p text:style-name="P29">Lua sandbox prevents arbitrary system access.</text:p>
        </text:list-item>
      </text:list>
      <text:p text:style-name="Horizontal_20_Line"/>
      <text:h text:style-name="Heading_20_1" text:outline-level="1">17 — Roadmap y estimaciones (MVP-0 + 12 meses)</text:h>
      <text:p text:style-name="Quotations">Estimaciones en <text:span text:style-name="Strong_20_Emphasis">hombre-días</text:span> (1 día = 8 horas). Son aproximadas, pensando en un único desarrollador principal; si contratas ayuda los tiempos se reducen.</text:p>
      <text:h text:style-name="Heading_20_2" text:outline-level="2">MVP-0 (vertical slice) — entregables mínimos</text:h>
      <text:list text:style-name="L27">
        <text:list-item>
          <text:p text:style-name="P30"><text:span text:style-name="Strong_20_Emphasis">Core engine skeleton (ECS, JobSystem, main loop, chunk manager)</text:span> — 20 hd</text:p>
        </text:list-item>
        <text:list-item>
          <text:p text:style-name="P30"><text:span text:style-name="Strong_20_Emphasis">World generator (single chunk 512x512, basic biomes, resources placement)</text:span> — 18 hd</text:p>
        </text:list-item>
        <text:list-item>
          <text:p text:style-name="P30"><text:span text:style-name="Strong_20_Emphasis">Entity system + simple rendering (tiles + entities)</text:span> — 12 hd</text:p>
        </text:list-item>
        <text:list-item>
          <text:p text:style-name="P30"><text:span text:style-name="Strong_20_Emphasis">NPC basic structure &amp; simple BT</text:span> (30 NPCs L0) — 16 hd</text:p>
        </text:list-item>
        <text:list-item>
          <text:p text:style-name="P30"><text:span text:style-name="Emphasis">Pathfinding basic (grid A + steering)</text:span>* — 12 hd</text:p>
        </text:list-item>
        <text:list-item>
          <text:p text:style-name="P30"><text:span text:style-name="Strong_20_Emphasis">Economy basic (2–3 resources, simple recipes)</text:span> — 10 hd</text:p>
        </text:list-item>
        <text:list-item>
          <text:p text:style-name="P30"><text:span text:style-name="Strong_20_Emphasis">Tech graph prototype (10 techs, data-driven)</text:span> — 6 hd</text:p>
        </text:list-item>
        <text:list-item>
          <text:p text:style-name="P30"><text:span text:style-name="Strong_20_Emphasis">Chunk streaming (load/save single chunk, autosave 10m)</text:span> — 8 hd</text:p>
        </text:list-item>
        <text:list-item>
          <text:p text:style-name="P30"><text:span text:style-name="Strong_20_Emphasis">Lua embedding basic (sandboxed, data import)</text:span> — 10 hd</text:p>
        </text:list-item>
        <text:list-item>
          <text:p text:style-name="P30"><text:span text:style-name="Strong_20_Emphasis">Minimal UI (orders, pause/speed, basic HUD)</text:span> — 12 hd</text:p>
        </text:list-item>
        <text:list-item>
          <text:p text:style-name="P30"><text:span text:style-name="Strong_20_Emphasis">Testing &amp; basic profiling hooks</text:span> — 8 hd</text:p>
        </text:list-item>
        <text:list-item>
          <text:p text:style-name="P30"><text:span text:style-name="Strong_20_Emphasis">Polish &amp; bugfixing (alpha-quality playable slice)</text:span> — 18 hd</text:p>
        </text:list-item>
      </text:list>
      <text:p text:style-name="Text_20_body"><text:soft-page-break/><text:span text:style-name="Strong_20_Emphasis">MVP-0 total estimado:</text:span> <text:span text:style-name="Strong_20_Emphasis">150 hombre-días</text:span> (~7–9 meses si trabajas solo a 20 hd/mes? — but this depends on hours/week; as single dev full-time ~150 working days ≈ 7.5 months)**</text:p>
      <text:p text:style-name="Quotations">Nota: si puedes dedicar más tiempo semanal o incorporar 1 junior, tiempo baja considerablemente.</text:p>
      <text:h text:style-name="Heading_20_2" text:outline-level="2">Roadmap 12 meses (post-MVP0, prioridades)</text:h>
      <text:list text:style-name="L28">
        <text:list-item>
          <text:p text:style-name="P31">Month 0–2: MVP-0 core work above (150 hd).</text:p>
        </text:list-item>
        <text:list-item>
          <text:p text:style-name="P31">Month 3: Expand AI (planner, social module), add caravans/traders, expand economy — 60 hd.</text:p>
        </text:list-item>
        <text:list-item>
          <text:p text:style-name="P31">Month 4: Tech graph scale to 200 nodes, research mechanics, teaching/books — 50 hd.</text:p>
        </text:list-item>
        <text:list-item>
          <text:p text:style-name="P31">Month 5: Modding pipeline (packaging, manifest, sandbox), tools for data editing — 40 hd.</text:p>
        </text:list-item>
        <text:list-item>
          <text:p text:style-name="P31">Month 6: Multiplayer architecture research (optional) + perf optimizations (multithread improvements) — 40 hd.</text:p>
        </text:list-item>
        <text:list-item>
          <text:p text:style-name="P31">Month 7: Map zoom/LOD polishing, UI improvements, Steam integration prep — 40 hd.</text:p>
        </text:list-item>
        <text:list-item>
          <text:p text:style-name="P31">Months 8–12: Iterative content expansion (biomes, resources, techs up to 1k), QA, Early Access prep — 120–180 hd.</text:p>
        </text:list-item>
      </text:list>
      <text:p text:style-name="Text_20_body"><text:span text:style-name="Strong_20_Emphasis">Total 12-months adicional aproximado:</text:span> 450–550 hd. (Depende fuertemente de alcance contenido; esto te da orden de magnitud).</text:p>
      <text:p text:style-name="Horizontal_20_Line"/>
      <text:h text:style-name="Heading_20_1" text:outline-level="1">18 — APIs y snippets clave (pseudocódigo C++)</text:h>
      <text:h text:style-name="Heading_20_2" text:outline-level="2">18.1 Chunk manager API</text:h>
      <text:p text:style-name="P3"><text:span text:style-name="Source_20_Text">class ChunkManager {</text:span></text:p>
      <text:p text:style-name="P4"><text:span text:style-name="Source_20_Text">public:</text:span></text:p>
      <text:p text:style-name="P4"><text:span text:style-name="Source_20_Text"><text:s text:c="2"/>ChunkId createChunk(Vec2i chunkCoords);</text:span></text:p>
      <text:p text:style-name="P4"><text:span text:style-name="Source_20_Text"><text:s text:c="2"/>void loadChunkAsync(ChunkId id);</text:span></text:p>
      <text:p text:style-name="P4"><text:span text:style-name="Source_20_Text"><text:s text:c="2"/>void unloadChunkAsync(ChunkId id);</text:span></text:p>
      <text:p text:style-name="P4"><text:span text:style-name="Source_20_Text"><text:s text:c="2"/>void simulateChunk(ChunkId id, float dt); // called by job</text:span></text:p>
      <text:p text:style-name="P4"><text:span text:style-name="Source_20_Text"><text:s text:c="2"/>vector&lt;ChunkId&gt; visibleAndActiveChunks();</text:span></text:p>
      <text:p text:style-name="P4"><text:span text:style-name="Source_20_Text"><text:s text:c="2"/>void serializeChunk(ChunkId id, BinaryWriter &amp;out);</text:span></text:p>
      <text:p text:style-name="P4"><text:span text:style-name="Source_20_Text"><text:s text:c="2"/>void deserializeChunk(ChunkId id, BinaryReader &amp;in);</text:span></text:p>
      <text:p text:style-name="P5"><text:span text:style-name="Source_20_Text">};</text:span></text:p>
      <text:h text:style-name="Heading_20_2" text:outline-level="2">18.2 NPC creation &amp; knowledge API (Lua-exposed)</text:h>
      <text:p text:style-name="P3"><text:span text:style-name="Source_20_Text">// C++ binding</text:span></text:p>
      <text:p text:style-name="P4"><text:span text:style-name="Source_20_Text">int Lua_CreateNPC(lua_State* L); // signature: CreateNPC(x,y, templateId) -&gt; npcId</text:span></text:p>
      <text:p text:style-name="P4"><text:span text:style-name="Source_20_Text">int Lua_GiveKnowledge(lua_State* L); // npcId, techId</text:span></text:p>
      <text:p text:style-name="P4"><text:span text:style-name="Source_20_Text">int Lua_DefineRecipe(lua_State* L); // data-driven call for mods</text:span></text:p>
      <text:p text:style-name="P4"><text:span text:style-name="Source_20_Text">// Example Lua usage (mod):</text:span></text:p>
      <text:p text:style-name="P4"><text:soft-page-break/><text:span text:style-name="Source_20_Text">-- main.lua</text:span></text:p>
      <text:p text:style-name="P4"><text:span text:style-name="Source_20_Text">local npc = CreateNPC(120.0, 60.0, "villager_basic")</text:span></text:p>
      <text:p text:style-name="P4"><text:span text:style-name="Source_20_Text">GiveKnowledge(npc, "pottery_basic")</text:span></text:p>
      <text:p text:style-name="P5"><text:span text:style-name="Source_20_Text">DefineRecipe({id="pottery", inputs={{clay,2}}, outputs={{pottery,1}}, time=600})</text:span></text:p>
      <text:h text:style-name="Heading_20_2" text:outline-level="2">18.3 Tech application (C++)</text:h>
      <text:p text:style-name="P3"><text:span text:style-name="Source_20_Text">void TechSystem::unlockTech(EntityId researcher, TechId tech) {</text:span></text:p>
      <text:p text:style-name="P4"><text:span text:style-name="Source_20_Text"><text:s text:c="2"/>// apply modifiers</text:span></text:p>
      <text:p text:style-name="P4"><text:span text:style-name="Source_20_Text"><text:s text:c="2"/>for(auto &amp;mod : tech.modifiers)</text:span></text:p>
      <text:p text:style-name="P4"><text:span text:style-name="Source_20_Text"><text:s text:c="4"/>applyModifier(mod);</text:span></text:p>
      <text:p text:style-name="P4"/>
      <text:p text:style-name="P4"><text:span text:style-name="Source_20_Text"><text:s text:c="2"/>// optional lua hook</text:span></text:p>
      <text:p text:style-name="P4"><text:span text:style-name="Source_20_Text"><text:s text:c="2"/>if(!tech.luaHook.empty())</text:span></text:p>
      <text:p text:style-name="P4"><text:span text:style-name="Source_20_Text"><text:s text:c="4"/>lua.runHook(tech.luaHook, { researcher, tech.id });</text:span></text:p>
      <text:p text:style-name="P5"><text:span text:style-name="Source_20_Text">}</text:span></text:p>
      <text:p text:style-name="Horizontal_20_Line"/>
      <text:h text:style-name="Heading_20_1" text:outline-level="1">19 — Plan de pruebas (qué probar y cuándo)</text:h>
      <text:list text:style-name="L29">
        <text:list-item>
          <text:p text:style-name="P32"><text:span text:style-name="Strong_20_Emphasis">Unit tests</text:span>: ECS component operations, chunk serialize/deserialize, pathfinding correctness on static map.</text:p>
        </text:list-item>
        <text:list-item>
          <text:p text:style-name="P32"><text:span text:style-name="Strong_20_Emphasis">Integration</text:span>: simulate 1 chunk for 10k ticks, assert conservation of resources (no negative), no deadlocks, memory stable.</text:p>
        </text:list-item>
        <text:list-item>
          <text:p text:style-name="P32"><text:span text:style-name="Strong_20_Emphasis">AI regression</text:span>: run scripted scenarios (e.g., food shortage) and assert expected emergent behaviors (migration, increased trading).</text:p>
        </text:list-item>
        <text:list-item>
          <text:p text:style-name="P32"><text:span text:style-name="Strong_20_Emphasis">Performance</text:span>: measure CPU per chunk at 512 visible agents; target &lt; 16ms per tick for sim cores at 20 ticks/s.</text:p>
        </text:list-item>
        <text:list-item>
          <text:p text:style-name="P32"><text:span text:style-name="Strong_20_Emphasis">Save/load</text:span>: save -&gt; load -&gt; simulate -&gt; ensure no catastrophic divergence in macro stats (tolerance defined).</text:p>
        </text:list-item>
      </text:list>
      <text:p text:style-name="Horizontal_20_Line"/>
      <text:h text:style-name="Heading_20_1" text:outline-level="1">20 — Riesgos críticos y mitigaciones</text:h>
      <text:list text:style-name="L30">
        <text:list-item>
          <text:p text:style-name="P33"><text:span text:style-name="Strong_20_Emphasis">Alcance</text:span> (demasiadas features) — Mitigación: vertical slice estricto, iterar por capas (core loop → systems → content).</text:p>
        </text:list-item>
        <text:list-item>
          <text:p text:style-name="P33"><text:span text:style-name="Strong_20_Emphasis">Performance</text:span> (simular miles de agentes) — Mitigación: LOD por chunk, ECS + jobs, pathfinding batching.</text:p>
        </text:list-item>
        <text:list-item>
          <text:p text:style-name="P33"><text:span text:style-name="Strong_20_Emphasis">Modding inseguro</text:span> — Mitigación: sandbox Lua, limit hooks, permisos por manifiesto.</text:p>
        </text:list-item>
        <text:list-item>
          <text:p text:style-name="P33"><text:span text:style-name="Strong_20_Emphasis">Saves incompatibles</text:span> — Mitigación: versionado + migrators.</text:p>
        </text:list-item>
        <text:list-item>
          <text:p text:style-name="P33"><text:span text:style-name="Strong_20_Emphasis">Tiempo/Soporte</text:span> — Mitigación: contratar freelancers para arte y UI en cuanto MVP estable.</text:p>
        </text:list-item>
      </text:list>
      <text:p text:style-name="Horizontal_20_Line"/>
      <text:h text:style-name="Heading_20_1" text:outline-level="1"><text:soft-page-break/>21 — Checklist inicial (para comenzar a codificar hoy)</text:h>
      <text:list text:style-name="L31">
        <text:list-item>
          <text:p text:style-name="P34">Crear repositorio (mono-repo): <text:span text:style-name="Source_20_Text">engine/</text:span>, <text:span text:style-name="Source_20_Text">game/</text:span>, <text:span text:style-name="Source_20_Text">tools/</text:span>, <text:span text:style-name="Source_20_Text">data/</text:span>, <text:span text:style-name="Source_20_Text">build/ci/</text:span>.</text:p>
        </text:list-item>
        <text:list-item>
          <text:p text:style-name="P34">Configurar CI (Windows + Linux): MSVC + Clang/GCC pipeline (build, unit tests).</text:p>
        </text:list-item>
        <text:list-item>
          <text:p text:style-name="P34">Implementar base: window/input (SFML/GLFW wrapper) + main loop.</text:p>
        </text:list-item>
        <text:list-item>
          <text:p text:style-name="P34">Implementar ECS minimal + Job pool.</text:p>
        </text:list-item>
        <text:list-item>
          <text:p text:style-name="P34">Implementar ChunkManager skeleton + serialización binaria stub.</text:p>
        </text:list-item>
        <text:list-item>
          <text:p text:style-name="P34">Implement tile renderer + basic debug view.</text:p>
        </text:list-item>
        <text:list-item>
          <text:p text:style-name="P34">Implement NPC type + simple BT sandbox test.</text:p>
        </text:list-item>
        <text:list-item>
          <text:p text:style-name="P34">Implement save/load for single-chunk snapshot.</text:p>
        </text:list-item>
      </text:list>
      <text:p text:style-name="Horizontal_20_Line"/>
      <text:h text:style-name="Heading_20_1" text:outline-level="1">22 — Siguientes pasos que yo puedo hacer de inmediato (elige una)</text:h>
      <text:list text:style-name="L32">
        <text:list-item>
          <text:p text:style-name="P35">A) Generar <text:span text:style-name="Strong_20_Emphasis">diagrama de arquitectura detallado</text:span> y <text:span text:style-name="Strong_20_Emphasis">UML</text:span> de subsistemas.</text:p>
        </text:list-item>
        <text:list-item>
          <text:p text:style-name="P35">B) Escribir <text:span text:style-name="Strong_20_Emphasis">esqueleto de código C++ compilable</text:span> (CMake, ECS mínimo, job pool, chunk manager stub) — PR inicial listo.</text:p>
        </text:list-item>
        <text:list-item>
          <text:p text:style-name="P35">C) Elaborar <text:span text:style-name="Strong_20_Emphasis">especificaciones de data format</text:span> (binary save layout + JSON schema para techs/recipes).</text:p>
        </text:list-item>
        <text:list-item>
          <text:p text:style-name="P35">D) Crear <text:span text:style-name="Strong_20_Emphasis">template de feature</text:span> (ej. “Sistema de investigación”) con criterios de aceptación, tests de integración y tareas desglosadas.</text:p>
        </text:list-item>
      </text:list>
      <text:p text:style-name="Text_20_body">Dime cuál prefieres que haga ahora y lo implemento en el próximo mensaje (si eliges B o C puedo incluir ejemplo de código). Si no respondes, asumiré que empiezo por A.</text:p>
      <text:p text:style-name="Horizontal_20_Line"/>
      <text:h text:style-name="Heading_20_1" text:outline-level="1">23 — Notas finales rápidas (decisiones importantes que tomé por ti)</text:h>
      <text:list text:style-name="L33">
        <text:list-item>
          <text:p text:style-name="P36">Tick fijo a 20 ticks/s (estabilidad).</text:p>
        </text:list-item>
        <text:list-item>
          <text:p text:style-name="P36">Particionado por chunk para multithreading.</text:p>
        </text:list-item>
        <text:list-item>
          <text:p text:style-name="P36">Lua 5.4 sandbox para mods (A + B limitado).</text:p>
        </text:list-item>
        <text:list-item>
          <text:p text:style-name="P36">Binario por defecto + JSON export.</text:p>
        </text:list-item>
        <text:list-item>
          <text:p text:style-name="P36">Autosave cada 10 min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00:08:45.569772900</meta:creation-date>
    <dc:date>2025-11-16T00:09:26.411765800</dc:date>
    <meta:editing-duration>PT42S</meta:editing-duration>
    <meta:editing-cycles>1</meta:editing-cycles>
    <meta:generator>LibreOffice/25.2.6.2$Windows_X86_64 LibreOffice_project/729c5bfe710f5eb71ed3bbde9e06a6065e9c6c5d</meta:generator>
    <meta:document-statistic meta:table-count="0" meta:image-count="0" meta:object-count="0" meta:page-count="12" meta:paragraph-count="270" meta:word-count="2270" meta:character-count="15783" meta:non-whitespace-character-count="13563"/>
  </office:meta>
</office:document-meta>
</file>